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P7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<text:s/>Image 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ZAKE</text:p>
          </table:table-cell>
          <table:table-cell office:value-type="string" calcext:value-type="string">
            <text:p>SIFT </text:p>
          </table:table-cell>
          <table:table-cell office:value-type="string" calcext:value-type="string">
            <text:p>HAR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19" calcext:value-type="float">
            <text:p>419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427" calcext:value-type="float">
            <text:p>427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404" calcext:value-type="float">
            <text:p>404</text:p>
          </table:table-cell>
          <table:table-cell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23" calcext:value-type="float">
            <text:p>423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414" calcext:value-type="float">
            <text:p>414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418" calcext:value-type="float">
            <text:p>418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406" calcext:value-type="float">
            <text:p>406</text:p>
          </table:table-cell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396" calcext:value-type="float">
            <text:p>396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401" calcext:value-type="float">
            <text:p>401</text:p>
          </table:table-cell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4:43:06.809161790</meta:creation-date>
    <dc:date>2020-05-10T15:20:28.369337858</dc:date>
    <meta:editing-duration>PT6M59S</meta:editing-duration>
    <meta:editing-cycles>4</meta:editing-cycles>
    <meta:generator>LibreOffice/6.4.3.2$Linux_X86_64 LibreOffice_project/40$Build-2</meta:generator>
    <meta:document-statistic meta:table-count="1" meta:cell-count="68" meta:object-count="0"/>
  </office:meta>
</office:document-meta>
</file>